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1d2125" loext:opacity="100%" style:font-name="Poppins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Poppins" fo:font-size="11.2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1d2125" loext:opacity="100%" style:font-name="Poppins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ea 5 objetos Boolean con un valor inicial falso y otros 5 con valor inicial verdadero</text:p>
      <text:p text:style-name="P2">(deben ser 5 tipos diferentes de objetos)</text:p>
      <text:p text:style-name="P1">NOTA: puedes utilizar boolean()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9:49:46.383941048</meta:creation-date>
    <dc:date>2023-10-24T21:16:19.969748058</dc:date>
    <meta:editing-duration>PT10M8S</meta:editing-duration>
    <meta:editing-cycles>15</meta:editing-cycles>
    <meta:generator>LibreOffice/7.4.7.2$Linux_X86_64 LibreOffice_project/40$Build-2</meta:generator>
    <meta:document-statistic meta:table-count="0" meta:image-count="0" meta:object-count="0" meta:page-count="1" meta:paragraph-count="3" meta:word-count="27" meta:character-count="159" meta:non-whitespace-character-count="135"/>
  </office:meta>
</office:document-meta>
</file>